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25cm"/>
    </style:style>
    <style:style style:name="gr2" style:family="graphic" style:parent-style-name="standard">
      <style:graphic-properties draw:stroke="none" draw:fill="none" fo:min-height="1.8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2cm" svg:stroke-color="#000000" draw:marker-start-width="0.509cm" draw:marker-end-width="0.509cm" draw:fill-color="#006c3b" draw:textarea-horizontal-align="justify" draw:textarea-vertical-align="middle" draw:auto-grow-height="false" fo:min-height="1.528cm" fo:min-width="27.5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-color="#006c3b" draw:textarea-horizontal-align="justify" draw:textarea-vertical-align="middle" draw:auto-grow-height="false" fo:min-height="1.426cm" fo:min-width="27.398cm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none" fo:min-height="0.828cm"/>
    </style:style>
    <style:style style:name="pr1" style:family="presentation" style:parent-style-name="Default-title">
      <style:graphic-properties draw:stroke="solid" svg:stroke-width="0.102cm" svg:stroke-color="#000000" draw:marker-start-width="0.352cm" draw:marker-end-width="0.352cm" draw:fill="solid" draw:fill-color="#407927" fo:min-height="2.283cm" fo:padding-top="0.051cm" fo:padding-bottom="0.051cm" fo:padding-left="0.051cm" fo:padding-right="0.051cm"/>
    </style:style>
    <style:style style:name="pr2" style:family="presentation" style:parent-style-name="Default-title">
      <style:graphic-properties draw:stroke="none" draw:fill="none" fo:min-height="4.5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1.661cm"/>
    </style:style>
    <style:style style:name="co1" style:family="table-column">
      <style:table-column-properties style:column-width="3.109cm" style:use-optimal-column-width="false"/>
    </style:style>
    <style:style style:name="co2" style:family="table-column">
      <style:table-column-properties style:column-width="3.128cm" style:use-optimal-column-width="false"/>
    </style:style>
    <style:style style:name="co3" style:family="table-column">
      <style:table-column-properties style:column-width="1.497cm" style:use-optimal-column-width="false"/>
    </style:style>
    <style:style style:name="co4" style:family="table-column">
      <style:table-column-properties style:column-width="26.228cm" style:use-optimal-column-width="false"/>
    </style:style>
    <style:style style:name="co5" style:family="table-column">
      <style:table-column-properties style:column-width="6.743cm" style:use-optimal-column-width="false"/>
    </style:style>
    <style:style style:name="co6" style:family="table-column">
      <style:table-column-properties style:column-width="1.467cm" style:use-optimal-column-width="false"/>
    </style:style>
    <style:style style:name="co7" style:family="table-column">
      <style:table-column-properties style:column-width="12.798cm" style:use-optimal-column-width="false"/>
    </style:style>
    <style:style style:name="co8" style:family="table-column">
      <style:table-column-properties style:column-width="1.466cm" style:use-optimal-column-width="false"/>
    </style:style>
    <style:style style:name="co9" style:family="table-column">
      <style:table-column-properties style:column-width="11.112cm" style:use-optimal-column-width="false"/>
    </style:style>
    <style:style style:name="co10" style:family="table-column">
      <style:table-column-properties style:column-width="6.74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84cm"/>
    </style:style>
    <style:style style:name="ro3" style:family="table-row">
      <style:table-row-properties style:row-height="1.507cm"/>
    </style:style>
    <style:style style:name="ro4" style:family="table-row">
      <style:table-row-properties style:row-height="0.816cm"/>
    </style:style>
    <style:style style:name="ro5" style:family="table-row">
      <style:table-row-properties style:row-height="2.099cm"/>
    </style:style>
    <style:style style:name="ro6" style:family="table-row">
      <style:table-row-properties style:row-height="2.13cm"/>
    </style:style>
    <style:style style:name="ro7" style:family="table-row">
      <style:table-row-properties style:row-height="2.744cm"/>
    </style:style>
    <style:style style:name="ro8" style:family="table-row">
      <style:table-row-properties style:row-height="2.121cm"/>
    </style:style>
    <style:style style:name="ro9" style:family="table-row">
      <style:table-row-properties style:row-height="0.818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fo:color="#f58220" fo:font-size="16pt" style:font-size-asian="16pt" style:font-size-complex="16pt"/>
    </style:style>
    <style:style style:name="ce3" style:family="table-cell">
      <loext:graphic-properties draw:fill-color="#ffffff" draw:textarea-vertical-align="middle"/>
      <style:paragraph-properties fo:text-align="center" fo:border="0.03pt solid #000000"/>
      <style:text-properties fo:color="#826aaf" fo:font-size="16pt" style:font-size-asian="16pt" style:font-size-complex="16pt"/>
    </style:style>
    <style:style style:name="ce4" style:family="table-cell">
      <loext:graphic-properties draw:fill="none" draw:fill-color="#000000" draw:textarea-vertical-align="middle"/>
      <style:paragraph-properties fo:text-align="center" fo:border-left="0.03pt solid #000000" fo:border-right="none" fo:border-top="0.03pt solid #000000" fo:border-bottom="0.03pt solid #000000"/>
      <style:text-properties style:font-name="Century Schoolbook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e0efd4"/>
      <style:paragraph-properties fo:text-align="start" fo:border="0.03pt solid #000000"/>
      <style:text-properties style:font-name="Century Schoolbook" fo:font-size="12pt" style:font-size-asian="12pt" style:font-size-complex="12pt"/>
    </style:style>
    <style:style style:name="ce6" style:family="table-cell">
      <loext:graphic-properties draw:fill="none" draw:fill-color="#000000" draw:textarea-vertical-align="middle"/>
      <style:paragraph-properties fo:text-align="center" fo:border-left="0.03pt solid #000000" fo:border-right="none" fo:border-top="0.03pt solid #000000" fo:border-bottom="0.03pt solid #000000"/>
      <style:text-properties style:font-name="Century Schoolbook" fo:font-size="12pt" style:font-size-asian="12pt" style:font-size-complex="12pt"/>
    </style:style>
    <style:style style:name="ce7" style:family="table-cell">
      <loext:graphic-properties draw:fill="solid" draw:fill-color="#dfcce4"/>
      <style:paragraph-properties fo:text-align="start" fo:border="0.03pt solid #000000"/>
      <style:text-properties style:font-name="Century Schoolbook" fo:font-size="12pt" style:font-size-asian="12pt" style:font-size-complex="12pt"/>
    </style:style>
    <style:style style:name="ce8" style:family="table-cell">
      <loext:graphic-properties draw:fill="none" draw:fill-color="#000000" draw:textarea-vertical-align="middle"/>
      <style:paragraph-properties fo:text-align="center" fo:border="0.03pt solid #000000"/>
      <style:text-properties style:font-name="Century Schoolbook" fo:font-size="12pt" style:font-size-asian="12pt" style:font-size-complex="12pt"/>
    </style:style>
    <style:style style:name="ce9" style:family="table-cell">
      <loext:graphic-properties draw:fill-color="#e0efd4"/>
      <style:paragraph-properties fo:border="0.03pt solid #000000"/>
      <style:text-properties fo:font-size="14pt" style:font-size-asian="14pt" style:font-size-complex="14pt"/>
    </style:style>
    <style:style style:name="ce10" style:family="table-cell">
      <loext:graphic-properties draw:fill="solid" draw:fill-color="#dfcce4"/>
      <style:paragraph-properties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407927"/>
      <style:paragraph-properties fo:text-align="start"/>
      <style:text-properties fo:color="#ffffff" style:font-name="Century Schoolbook L"/>
    </style:style>
    <style:style style:name="P3" style:family="paragraph">
      <style:paragraph-properties fo:text-align="start"/>
      <style:text-properties fo:font-size="44pt"/>
    </style:style>
    <style:style style:name="P4" style:family="paragraph">
      <loext:graphic-properties draw:fill="none"/>
      <style:paragraph-properties fo:text-align="start"/>
      <style:text-properties fo:font-size="44pt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color="#f58220" fo:font-size="16pt" style:font-size-asian="16pt" style:font-size-complex="16pt"/>
    </style:style>
    <style:style style:name="P11" style:family="paragraph">
      <style:paragraph-properties fo:text-align="center"/>
      <style:text-properties fo:color="#826aaf"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006c3b"/>
      <style:paragraph-properties fo:text-align="center"/>
    </style:style>
    <style:style style:name="P14" style:family="paragraph">
      <loext:graphic-properties draw:fill="none"/>
      <style:paragraph-properties fo:text-align="start"/>
      <style:text-properties fo:color="#ffffff"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start"/>
      <style:text-properties fo:font-size="12pt" style:font-size-asian="12pt" style:font-size-complex="12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/>
      <style:text-properties fo:font-weight="bold" style:font-weight-asian="bold" style:font-weight-complex="bold"/>
    </style:style>
    <style:style style:name="P20" style:family="paragraph">
      <style:paragraph-properties fo:text-align="center"/>
      <style:text-properties style:font-name="Century Schoolbook" fo:font-size="12pt" style:font-size-asian="12pt" style:font-size-complex="12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="none"/>
    </style:style>
    <style:style style:name="T1" style:family="text">
      <style:text-properties fo:color="#ffffff" style:font-name="Century Schoolbook L"/>
    </style:style>
    <style:style style:name="T2" style:family="text">
      <style:text-properties fo:color="#000000" style:font-name="Century Schoolbook L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000000"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58220"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826aaf"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font-name="Century Schoolbook 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f58220" style:font-name="Century Schoolbook 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826aaf" style:font-name="Century Schoolbook 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ffffff" style:font-name="Century Schoolbook L" fo:font-size="32pt" style:font-size-asian="32pt" style:font-size-complex="32pt"/>
    </style:style>
    <style:style style:name="T10" style:family="text">
      <style:text-properties style:font-name="Century Schoolbook" fo:font-size="12pt" style:font-size-asian="12pt" style:font-size-complex="12pt"/>
    </style:style>
    <style:style style:name="T11" style:family="text">
      <style:text-properties fo:color="#21409a" style:font-name="Century Schoolbook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21409a" style:font-name="Century Schoolbook" fo:font-size="12pt" style:font-size-asian="12pt" style:font-size-complex="12pt"/>
    </style:style>
    <style:style style:name="T13" style:family="text">
      <style:text-properties fo:color="#000000" style:font-name="Century Schoolbook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21409a" style:font-name="Century Schoolbook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21409a" style:font-name="Century Schoolbook" fo:font-size="12pt" fo:font-style="italic" fo:background-color="transparent" style:font-size-asian="12pt" style:font-style-asian="italic" style:font-size-complex="12pt" style:font-style-complex="italic"/>
    </style:style>
    <style:style style:name="T16" style:family="text">
      <style:text-properties style:font-name="Century Schoolbook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ffffff" style:font-name="Century Schoolbook L" fo:font-size="44pt"/>
    </style:style>
    <style:style style:name="T19" style:family="text">
      <style:text-properties style:font-name="Century Schoolbook L" fo:font-weight="normal" style:font-weight-asian="normal" style:font-weight-complex="normal"/>
    </style:style>
    <style:style style:name="T20" style:family="text">
      <style:text-properties style:font-name="Century Schoolbook L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21409a" style:font-name="Century Schoolbook L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000000" style:font-name="Century Schoolbook L" fo:font-weight="normal" style:font-weight-asian="normal" style:font-weight-complex="normal"/>
    </style:style>
    <style:style style:name="T23" style:family="text">
      <style:text-properties fo:color="#000000" style:font-name="Century Schoolbook L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entury Schoolbook"/>
    </style:style>
    <style:style style:name="T25" style:family="text">
      <style:text-properties style:font-name="Century Schoolbook" fo:font-style="italic" style:font-style-asian="italic" style:font-style-complex="italic"/>
    </style:style>
    <style:style style:name="T26" style:family="text">
      <style:text-properties fo:color="#21409a" style:font-name="Century Schoolbook"/>
    </style:style>
    <style:style style:name="T27" style:family="text">
      <style:text-properties fo:color="#21409a" style:font-name="Century Schoolbook" fo:font-style="italic" style:font-style-asian="italic" style:font-style-complex="italic"/>
    </style:style>
    <style:style style:name="T28" style:family="text">
      <style:text-properties fo:color="#000000"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entury Schoolbook L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1409a" style:text-outline="false" style:text-line-through-style="none" style:text-line-through-type="none" style:font-name="Century Schoolbook L" fo:font-style="italic" fo:text-shadow="none" style:text-underline-style="none" fo:font-weight="normal" style:letter-kerning="true" style:font-name-asian="Droid Sans Fallback" style:font-style-asian="italic" style:font-weight-asian="normal" style:font-name-complex="FreeSans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29cm" svg:height="2.385cm" svg:x="-0.029cm" svg:y="-0.147cm" presentation:class="title" presentation:user-transformed="true">
          <draw:text-box>
            <text:p text:style-name="P1"><text:span text:style-name="T1"><text:s/></text:span></text:p>
          </draw:text-box>
        </draw:frame>
        <draw:frame presentation:style-name="pr2" draw:text-style-name="P4" draw:layer="layout" svg:width="23.674cm" svg:height="4.565cm" svg:x="0.456cm" svg:y="-1.282cm">
          <draw:text-box>
            <text:p text:style-name="P3"><text:span text:style-name="T1">P</text:span></text:p>
          </draw:text-box>
        </draw:frame>
        <draw:frame draw:style-name="gr1" draw:text-style-name="P6" draw:layer="layout" svg:width="11.043cm" svg:height="6.775cm" svg:x="2.419cm" svg:y="14.116cm">
          <draw:text-box>
            <text:p text:style-name="P5"><text:span text:style-name="T2"/></text:p>
            <text:p text:style-name="P5"><text:span text:style-name="T2"><text:s/></text:span></text:p>
          </draw:text-box>
        </draw:frame>
        <draw:frame draw:style-name="gr2" draw:text-style-name="P8" draw:layer="layout" svg:width="24.2cm" svg:height="10.503cm" svg:x="1.162cm" svg:y="3.597cm">
          <draw:text-box>
            <text:list text:style-name="L1">
              <text:list-item>
                <text:p text:style-name="P7"><text:span text:style-name="T3">P</text:span><text:span text:style-name="T3">e</text:span><text:span text:style-name="T3">e</text:span><text:span text:style-name="T3">r</text:span><text:span text:style-name="T3">-</text:span><text:span text:style-name="T3">r</text:span><text:span text:style-name="T3">e</text:span><text:span text:style-name="T3">v</text:span><text:span text:style-name="T3">i</text:span><text:span text:style-name="T3">e</text:span><text:span text:style-name="T3">w</text:span><text:span text:style-name="T3">e</text:span><text:span text:style-name="T3">d </text:span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: </text:span><text:span text:style-name="T4">8 </text:span><text:span text:style-name="T4">(</text:span><text:span text:style-name="T4">L</text:span><text:span text:style-name="T4">P</text:span><text:span text:style-name="T4">C</text:span><text:span text:style-name="T4">)</text:span><text:span text:style-name="T3"> </text:span><text:span text:style-name="T3">+ </text:span><text:span text:style-name="T5">6 </text:span><text:span text:style-name="T5">(</text:span><text:span text:style-name="T5">L</text:span><text:span text:style-name="T5">P</text:span><text:span text:style-name="T5">C</text:span><text:span text:style-name="T5"> </text:span><text:span text:style-name="T5">+ </text:span><text:span text:style-name="T5">e</text:span><text:span text:style-name="T5">x</text:span><text:span text:style-name="T5">t</text:span><text:span text:style-name="T5">e</text:span><text:span text:style-name="T5">r</text:span><text:span text:style-name="T5">n</text:span><text:span text:style-name="T5">a</text:span><text:span text:style-name="T5">l </text:span><text:span text:style-name="T5">c</text:span><text:span text:style-name="T5">o</text:span><text:span text:style-name="T5">l</text:span><text:span text:style-name="T5">l</text:span><text:span text:style-name="T5">e</text:span><text:span text:style-name="T5">a</text:span><text:span text:style-name="T5">g</text:span><text:span text:style-name="T5">u</text:span><text:span text:style-name="T5">e</text:span><text:span text:style-name="T5">s</text:span><text:span text:style-name="T5">)</text:span></text:p>
              </text:list-item>
            </text:list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list text:continue-numbering="true" text:style-name="L1">
              <text:list-item>
                <text:p text:style-name="P7"><text:span text:style-name="T3">C</text:span><text:span text:style-name="T3">o</text:span><text:span text:style-name="T3">n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text:span text:style-name="T3">: </text:span><text:span text:style-name="T3">7 </text:span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c</text:span><text:span text:style-name="T3">o</text:span><text:span text:style-name="T3">n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 </text:span><text:span text:style-name="T3">+ </text:span><text:span text:style-name="T3">s</text:span><text:span text:style-name="T3">e</text:span><text:span text:style-name="T3">v</text:span><text:span text:style-name="T3">e</text:span><text:span text:style-name="T3">r</text:span><text:span text:style-name="T3">a</text:span><text:span text:style-name="T3">l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s </text:span><text:span text:style-name="T3">i</text:span><text:span text:style-name="T3">n </text:span><text:span text:style-name="T3">w</text:span><text:span text:style-name="T3">o</text:span><text:span text:style-name="T3">r</text:span><text:span text:style-name="T3">k</text:span><text:span text:style-name="T3">s</text:span><text:span text:style-name="T3">h</text:span><text:span text:style-name="T3">o</text:span><text:span text:style-name="T3">p</text:span><text:span text:style-name="T3">s</text:span><text:span text:style-name="T3">, </text:span><text:span text:style-name="T3">c</text:span><text:span text:style-name="T3">o</text:span><text:span text:style-name="T3">l</text:span><text:span text:style-name="T3">l</text:span><text:span text:style-name="T3">a</text:span><text:span text:style-name="T3">b</text:span><text:span text:style-name="T3">o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&amp;</text:span><text:span text:style-name="T3">i</text:span><text:span text:style-name="T3">n</text:span><text:span text:style-name="T3">s</text:span><text:span text:style-name="T3">t</text:span><text:span text:style-name="T3">i</text:span><text:span text:style-name="T3">t</text:span><text:span text:style-name="T3">u</text:span><text:span text:style-name="T3">t</text:span><text:span text:style-name="T3">e </text:span><text:span text:style-name="T3">m</text:span><text:span text:style-name="T3">e</text:span><text:span text:style-name="T3">e</text:span><text:span text:style-name="T3">t</text:span><text:span text:style-name="T3">i</text:span><text:span text:style-name="T3">n</text:span><text:span text:style-name="T3">g</text:span><text:span text:style-name="T3">s</text:span><text:span text:style-name="T3">, </text:span><text:span text:style-name="T3">…</text:span></text:p>
                <text:p text:style-name="P7"><text:span text:style-name="T3"/></text:p>
              </text:list-item>
              <text:list-item>
                <text:p text:style-name="P7"><text:span text:style-name="T3">P</text:span><text:span text:style-name="T3">h</text:span><text:span text:style-name="T3">D</text:span><text:span text:style-name="T3">s</text:span><text:span text:style-name="T3">: </text:span><text:span text:style-name="T3">4</text:span></text:p>
                <text:p text:style-name="P7"><text:span text:style-name="T3"/></text:p>
              </text:list-item>
              <text:list-item>
                <text:p text:style-name="P7"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s</text:span><text:span text:style-name="T3">h</text:span><text:span text:style-name="T3">i</text:span><text:span text:style-name="T3">p</text:span><text:span text:style-name="T3">s</text:span><text:span text:style-name="T3">: <text:s/></text:span></text:p>
              </text:list-item>
            </text:list>
          </draw:text-box>
        </draw:frame>
        <draw:frame draw:style-name="standard" draw:layer="layout" svg:width="24.89cm" svg:height="2.173cm" svg:x="2.54cm" svg:y="5.2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6">201</text:span><text:span text:style-name="T6">0</text:span></text:p>
              </table:table-cell>
              <table:table-cell>
                <text:p text:style-name="P9"><text:span text:style-name="T6">201</text:span><text:span text:style-name="T6">1</text:span></text:p>
              </table:table-cell>
              <table:table-cell>
                <text:p text:style-name="P9"><text:span text:style-name="T6">201</text:span><text:span text:style-name="T6">2</text:span></text:p>
              </table:table-cell>
              <table:table-cell>
                <text:p text:style-name="P9"><text:span text:style-name="T6">201</text:span><text:span text:style-name="T6">3</text:span></text:p>
              </table:table-cell>
              <table:table-cell>
                <text:p text:style-name="P9"><text:span text:style-name="T6">201</text:span><text:span text:style-name="T6">5</text:span></text:p>
              </table:table-cell>
              <table:table-cell>
                <text:p text:style-name="P9"><text:span text:style-name="T6">2017</text:span></text:p>
              </table:table-cell>
              <table:table-cell>
                <text:p text:style-name="P9"><text:span text:style-name="T6">2018</text:span></text:p>
              </table:table-cell>
              <table:table-cell>
                <text:p text:style-name="P9"><text:span text:style-name="T6">2020</text:span></text:p>
              </table:table-cell>
            </table:table-row>
            <table:table-row table:style-name="ro1" table:default-cell-style-name="ce1">
              <table:table-cell table:style-name="ce2">
                <text:p text:style-name="P10"><text:span text:style-name="T7">1</text:span></text:p>
              </table:table-cell>
              <table:table-cell table:style-name="ce3">
                <text:p text:style-name="P11"><text:span text:style-name="T8">2 </text:span></text:p>
              </table:table-cell>
              <table:table-cell>
                <text:p text:style-name="P9"><text:span text:style-name="T8">2</text:span><text:span text:style-name="T6"> + </text:span><text:span text:style-name="T7">1</text:span></text:p>
              </table:table-cell>
              <table:table-cell>
                <text:p text:style-name="P9"><text:span text:style-name="T8">1</text:span></text:p>
              </table:table-cell>
              <table:table-cell>
                <text:p text:style-name="P9"><text:span text:style-name="T8">1</text:span></text:p>
              </table:table-cell>
              <table:table-cell>
                <text:p text:style-name="P9"><text:span text:style-name="T7">3</text:span></text:p>
              </table:table-cell>
              <table:table-cell>
                <text:p text:style-name="P9"><text:span text:style-name="T7">1</text:span></text:p>
              </table:table-cell>
              <table:table-cell>
                <text:p text:style-name="P9"><text:span text:style-name="T7">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3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3.674cm" svg:height="1.661cm" svg:x="0.456cm" svg:y="0.027cm">
          <draw:text-box>
            <text:p text:style-name="P1"><text:span text:style-name="T9">P</text:span><text:span text:style-name="T9">e</text:span><text:span text:style-name="T9">e</text:span><text:span text:style-name="T9">r-</text:span><text:span text:style-name="T9">r</text:span><text:span text:style-name="T9">e</text:span><text:span text:style-name="T9">vi</text:span><text:span text:style-name="T9">e</text:span><text:span text:style-name="T9">w</text:span><text:span text:style-name="T9">e</text:span><text:span text:style-name="T9">d </text:span><text:span text:style-name="T9">p</text:span><text:span text:style-name="T9">u</text:span><text:span text:style-name="T9">b</text:span><text:span text:style-name="T9">li</text:span><text:span text:style-name="T9">c</text:span><text:span text:style-name="T9">a</text:span><text:span text:style-name="T9">ti</text:span><text:span text:style-name="T9">o</text:span><text:span text:style-name="T9">n</text:span><text:span text:style-name="T9">s</text:span></text:p>
          </draw:text-box>
        </draw:frame>
        <draw:frame draw:style-name="standard" draw:layer="layout" svg:width="27.724cm" svg:height="17.982cm" svg:x="0.091cm" svg:y="2.34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 table:number-rows-spanned="2">
                <text:p text:style-name="P15"><text:span text:style-name="T10">2020</text:span></text:p>
              </table:table-cell>
              <table:table-cell table:style-name="ce5">
                <text:p text:style-name="P1"><text:span text:style-name="T10">E. Busato, E. Roux; </text:span><text:span text:style-name="T11">Detection limit of a lutetium based non-paralizable PET-like detector</text:span><text:span text:style-name="T10">; Int J Phys Res Appl.</text:span></text:p>
              </table:table-cell>
            </table:table-row>
            <table:table-row table:style-name="ro3">
              <table:covered-table-cell table:style-name="ce4"/>
              <table:table-cell table:style-name="ce5">
                <text:p text:style-name="P1"><text:span text:style-name="T10">A. Bongrand, E. Busato, P. Force, F. Martin, G. Montarou; </text:span><text:span text:style-name="T11">Use of short-lived positron emitters for in-beam and real-time range monitoring in proton therapy</text:span><text:span text:style-name="T12">;</text:span><text:span text:style-name="T10"> Physica Medica</text:span></text:p>
              </table:table-cell>
            </table:table-row>
            <table:table-row table:style-name="ro3">
              <table:table-cell table:style-name="ce6">
                <text:p text:style-name="P15"><text:span text:style-name="T10">2018</text:span></text:p>
              </table:table-cell>
              <table:table-cell table:style-name="ce5">
                <text:p text:style-name="P1"><text:span text:style-name="T10">S. Binet et al.; </text:span><text:span text:style-name="T11">Construction and First Tests of an in-beam PET Demonstrator Dedicated to the Ballistic Control of Hadrontherapy Treatments With 65 MeV Protons</text:span><text:span text:style-name="T12">;</text:span><text:span text:style-name="T10"> IEEE TRPMS</text:span></text:p>
              </table:table-cell>
            </table:table-row>
            <table:table-row table:style-name="ro3">
              <table:table-cell table:style-name="ce6" table:number-rows-spanned="3">
                <text:p text:style-name="P15"><text:span text:style-name="T10">2017</text:span></text:p>
              </table:table-cell>
              <table:table-cell table:style-name="ce5">
                <text:p text:style-name="P1"><text:span text:style-name="T10">B. Joly, G. Montarou, P. E. Vert; </text:span><text:span text:style-name="T11">Sampling Rate and ADC Resolution Requirements in Digital Front-End Electronics for TOF PET</text:span><text:span text:style-name="T10">; <text:s/>IEEE TNS</text:span></text:p>
              </table:table-cell>
            </table:table-row>
            <table:table-row table:style-name="ro2">
              <table:covered-table-cell table:style-name="ce6"/>
              <table:table-cell table:style-name="ce5">
                <text:p text:style-name="P1"><text:span text:style-name="T10">G. Montarou et al.; </text:span><text:span text:style-name="T11">Construction and tests of an in-beam PET-like demonstrator for hadrontherapy beam ballistic control</text:span><text:span text:style-name="T12">;</text:span><text:span text:style-name="T10"> NIMA</text:span></text:p>
              </table:table-cell>
            </table:table-row>
            <table:table-row table:style-name="ro3">
              <table:covered-table-cell table:style-name="ce6"/>
              <table:table-cell table:style-name="ce5">
                <text:p text:style-name="P1"><text:span text:style-name="T10">L. Lestang et al.; </text:span><text:span text:style-name="T11">In Beam PET Acquisition on 75 MeV. u−1 Carbon Beam Using Sampling-Based Read-Out Electronics</text:span><text:span text:style-name="T10">; IEEE TRPMS</text:span></text:p>
              </table:table-cell>
            </table:table-row>
            <table:table-row table:style-name="ro3">
              <table:table-cell table:style-name="ce6">
                <text:p text:style-name="P15"><text:span text:style-name="T10">2015</text:span></text:p>
              </table:table-cell>
              <table:table-cell table:style-name="ce7">
                <text:p text:style-name="P1"><text:span text:style-name="T13">J. Krimmer et al.; </text:span><text:span text:style-name="T14">Development of a Compton camera for medical applications based on silicon strip and scintillation detectors</text:span><text:span text:style-name="T13">; NIM A</text:span></text:p>
              </table:table-cell>
            </table:table-row>
            <table:table-row table:style-name="ro3">
              <table:table-cell table:style-name="ce6">
                <text:p text:style-name="P15"><text:span text:style-name="T10">2013</text:span></text:p>
              </table:table-cell>
              <table:table-cell table:style-name="ce7">
                <text:p text:style-name="P1"><text:span text:style-name="T10">C. Robert et al.; </text:span><text:span text:style-name="T11">Distributions of secondary particles in proton and carbon-ion therapy: a comparison between GATE/Geant4 and FLUKA Monte Carlo codes;</text:span><text:span text:style-name="T10"> PMB</text:span></text:p>
              </table:table-cell>
            </table:table-row>
            <table:table-row table:style-name="ro3">
              <table:table-cell table:style-name="ce6" table:number-rows-spanned="3">
                <text:p text:style-name="P15"><text:span text:style-name="T10">2012</text:span></text:p>
              </table:table-cell>
              <table:table-cell table:style-name="ce5">
                <text:p text:style-name="P1"><text:span text:style-name="T10">L. Lestand, G. Montarou, P. Force, N. Pauna; </text:span><text:span text:style-name="T15">In-beam quality assurance using induced β(+) activity in hadrontherapy: a preliminary physical requirements study using Geant4</text:span><text:span text:style-name="T10">; PMB</text:span></text:p>
              </table:table-cell>
            </table:table-row>
            <table:table-row table:style-name="ro3">
              <table:covered-table-cell table:style-name="ce8"/>
              <table:table-cell table:style-name="ce7">
                <text:p text:style-name="P1"><text:span text:style-name="T10">C. Robert et al.; </text:span><text:span text:style-name="T11">Evaluation of Monte Carlo codes for dose monitoring using PET and prompt gamma imaging in proton therapy</text:span><text:span text:style-name="T10">; JNM</text:span></text:p>
              </table:table-cell>
            </table:table-row>
            <table:table-row table:style-name="ro2">
              <table:covered-table-cell table:style-name="ce8"/>
              <table:table-cell table:style-name="ce7">
                <text:p text:style-name="P1"><text:span text:style-name="T10">M. Richard </text:span><text:span text:style-name="T16">et al</text:span><text:span text:style-name="T10">; </text:span><text:span text:style-name="T11">Design Study of the Absorber Detector of a Compton Camera for On-Line Control in Ion Beam Therapy</text:span><text:span text:style-name="T10">; IEEE TNS</text:span></text:p>
              </table:table-cell>
            </table:table-row>
            <table:table-row table:style-name="ro3">
              <table:table-cell table:style-name="ce8" table:number-rows-spanned="2">
                <text:p text:style-name="P15"><text:span text:style-name="T10">2011</text:span></text:p>
              </table:table-cell>
              <table:table-cell table:style-name="ce7">
                <text:p text:style-name="P1"><text:span text:style-name="T10">M. Richard </text:span><text:span text:style-name="T16">et al.</text:span><text:span text:style-name="T10">; </text:span><text:span text:style-name="T11">Design Guidelines for a Double Scattering Compton Camera for Prompt-γ Imaging During Ion Beam Therapy: A Monte Carlo Simulation Study</text:span><text:span text:style-name="T10">; IEEE TNS</text:span></text:p>
              </table:table-cell>
            </table:table-row>
            <table:table-row table:style-name="ro2">
              <table:covered-table-cell table:style-name="ce8"/>
              <table:table-cell table:style-name="ce7">
                <text:p text:style-name="P1"><text:span text:style-name="T10">F. Roellinghoff </text:span><text:span text:style-name="T16">et al.</text:span><text:span text:style-name="T10">; </text:span><text:span text:style-name="T11">Design of a Compton camera for 3D prompt-gimaging duringion beam therapy</text:span><text:span text:style-name="T10">; NIM A</text:span></text:p>
              </table:table-cell>
            </table:table-row>
            <table:table-row table:style-name="ro2">
              <table:table-cell table:style-name="ce8">
                <text:p text:style-name="P15"><text:span text:style-name="T10">2010</text:span></text:p>
              </table:table-cell>
              <table:table-cell table:style-name="ce5">
                <text:p text:style-name="P1"><text:span text:style-name="T10">B. Joly </text:span><text:span text:style-name="T16">et al</text:span><text:span text:style-name="T10">.; </text:span><text:span text:style-name="T11">An Optimal Filter Based Algorithm for PET Detectors With Digital Sampling Front-End</text:span><text:span text:style-name="T10">; IEEE TN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42cm" svg:height="1.631cm" svg:x="20.601cm" svg:y="0.055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9">
                <text:p><text:span text:style-name="T17">LPC</text:span></text:p>
              </table:table-cell>
            </table:table-row>
            <table:table-row table:style-name="ro4">
              <table:table-cell table:style-name="ce10">
                <text:p><text:span text:style-name="T17">LPC + external colleagu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3.674cm" svg:height="4.565cm" svg:x="0.456cm" svg:y="-1.282cm">
          <draw:text-box>
            <text:p text:style-name="P1"><text:span text:style-name="T18">S</text:span><text:span text:style-name="T18">c</text:span><text:span text:style-name="T18">i</text:span><text:span text:style-name="T18">e</text:span><text:span text:style-name="T18">n</text:span><text:span text:style-name="T18">t</text:span><text:span text:style-name="T18">i</text:span><text:span text:style-name="T18">fi</text:span><text:span text:style-name="T18">c </text:span><text:span text:style-name="T18">o</text:span><text:span text:style-name="T18">u</text:span><text:span text:style-name="T18">t</text:span><text:span text:style-name="T18">p</text:span><text:span text:style-name="T18">u</text:span><text:span text:style-name="T18">t</text:span></text:p>
          </draw:text-box>
        </draw:frame>
        <draw:frame draw:style-name="gr1" draw:text-style-name="P6" draw:layer="layout" svg:width="11.043cm" svg:height="6.775cm" svg:x="2.419cm" svg:y="14.116cm">
          <draw:text-box>
            <text:p><text:span text:style-name="T2"/></text:p>
            <text:p><text:span text:style-name="T2"><text:s/></text:span></text:p>
          </draw:text-box>
        </draw:frame>
        <draw:frame draw:style-name="standard" draw:layer="layout" svg:width="14.264cm" svg:height="16.045cm" svg:x="13.458cm" svg:y="2.97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>
              <table:table-cell table:style-name="ce8" table:number-rows-spanned="3">
                <text:p text:style-name="P16"><text:span text:style-name="T6">2019</text:span></text:p>
              </table:table-cell>
              <table:table-cell table:style-name="ce5">
                <text:p text:style-name="P17"><text:span text:style-name="T19">F. Martin</text:span><text:span text:style-name="T20"> et al.</text:span><text:span text:style-name="T19">; </text:span><text:span text:style-name="T21">In-beam tests of a PET demonstrator (LAPD) for hadrontherapy beam ballistic control: data comparison to Geant4 Monte-Carlo predictions</text:span><text:span text:style-name="T6">; EPJ Web of Conferences</text:span></text:p>
              </table:table-cell>
            </table:table-row>
            <table:table-row table:style-name="ro3">
              <table:covered-table-cell table:style-name="ce8"/>
              <table:table-cell table:style-name="ce7">
                <text:p text:style-name="P17"><text:span text:style-name="T22">X. Chen </text:span><text:span text:style-name="T23">et al.</text:span><text:span text:style-name="T22">; </text:span><text:span text:style-name="T21">A Time-Of-Flight Gamma Camera Data Acquisition System for Hadrontherapy Monitoring</text:span><text:span text:style-name="T6">; IEEE NSS/MIC</text:span></text:p>
              </table:table-cell>
            </table:table-row>
            <table:table-row table:style-name="ro3">
              <table:covered-table-cell table:style-name="ce8"/>
              <table:table-cell table:style-name="ce7">
                <text:p text:style-name="P17"><text:span text:style-name="T24">C. Caplan </text:span><text:span text:style-name="T25">et al.</text:span><text:span text:style-name="T24">;</text:span><text:span text:style-name="T26"> </text:span><text:span text:style-name="T27">A µTCA Back-End Firmware for Data Acquisition and Slow Control of the CLaRyS Compton Camera</text:span><text:span text:style-name="T24">; IEEE NSS/MIC</text:span></text:p>
              </table:table-cell>
            </table:table-row>
            <table:table-row table:style-name="ro3">
              <table:table-cell table:style-name="ce8">
                <text:p text:style-name="P16"><text:span text:style-name="T6">2017</text:span></text:p>
              </table:table-cell>
              <table:table-cell table:style-name="ce7">
                <text:p text:style-name="P17"><text:span text:style-name="T24">X. Chen </text:span><text:span text:style-name="T25">et al.</text:span><text:span text:style-name="T24">; </text:span><text:span text:style-name="T27">A Data Acquisition System for a Beam-Tagging Hodoscope used in Hadrontherapy Monitoring</text:span><text:span text:style-name="T24">; IEEE NSS/MIC</text:span></text:p>
              </table:table-cell>
            </table:table-row>
            <table:table-row table:style-name="ro3">
              <table:table-cell table:style-name="ce8">
                <text:p text:style-name="P16"><text:span text:style-name="T6">2013</text:span></text:p>
              </table:table-cell>
              <table:table-cell table:style-name="ce7">
                <text:p text:style-name="P17"><text:span text:style-name="T24">J. Krimmer et al.;</text:span><text:span text:style-name="T26"> </text:span><text:span text:style-name="T27">Real-time online monitoring of the ion range by means of prompt secondary radiations</text:span><text:span text:style-name="T24">; IEEE NSS/MIC</text:span></text:p>
              </table:table-cell>
            </table:table-row>
            <table:table-row table:style-name="ro6">
              <table:table-cell table:style-name="ce8">
                <text:p text:style-name="P16"><text:span text:style-name="T6">2011</text:span></text:p>
              </table:table-cell>
              <table:table-cell table:style-name="ce7">
                <text:p text:style-name="P17"><text:span text:style-name="T24">M.-H. Richard; </text:span><text:span text:style-name="T27">Design study of the absorber detector of a compton camera for on-line control in ion beam therapy</text:span><text:span text:style-name="T24">; IEEE NSS/MIC (Conference paper)</text:span></text:p>
              </table:table-cell>
            </table:table-row>
            <table:table-row table:style-name="ro3">
              <table:table-cell table:style-name="ce8">
                <text:p text:style-name="P16"><text:span text:style-name="T6">2009</text:span></text:p>
              </table:table-cell>
              <table:table-cell table:style-name="ce7">
                <text:p text:style-name="P17"><text:span text:style-name="T24">M. Richard </text:span><text:span text:style-name="T25">et al.</text:span><text:span text:style-name="T24">; </text:span><text:span text:style-name="T27">Design study of a Compton camera for prompt γ imaging during ion beam therapy</text:span><text:span text:style-name="T24">; IEEE NSS/MIC</text:span></text:p>
              </table:table-cell>
            </table:table-row>
            <table:table-row table:style-name="ro3">
              <table:table-cell table:style-name="ce8">
                <text:p text:style-name="P16"><text:span text:style-name="T24">2008</text:span></text:p>
              </table:table-cell>
              <table:table-cell table:style-name="ce5">
                <text:p text:style-name="P17"><text:span text:style-name="T24">B. Joly </text:span><text:span text:style-name="T25">et al.</text:span><text:span text:style-name="T24">; </text:span><text:span text:style-name="T27">Test and optimization of timing algorithms for PET detectors with digital sampling front-end</text:span><text:span text:style-name="T24">; IEEE NSS/MIC</text:span></text:p>
              </table:table-cell>
            </table:table-row>
            <table:table-row table:style-name="ro3">
              <table:table-cell table:style-name="ce8">
                <text:p text:style-name="P16"><text:span text:style-name="T24">2006</text:span></text:p>
              </table:table-cell>
              <table:table-cell table:style-name="ce7">
                <text:p text:style-name="P17"><text:span text:style-name="T24">P. E. Vert </text:span><text:span text:style-name="T25">et al.</text:span><text:span text:style-name="T24">; </text:span><text:span text:style-name="T27">Innovative Electronics Architecture for PET Imaging</text:span><text:span text:style-name="T24">; IEEE NSS/MIC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13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3.674cm" svg:height="1.661cm" svg:x="0.456cm" svg:y="0.027cm">
          <draw:text-box>
            <text:p text:style-name="P1"><text:span text:style-name="T9">C</text:span><text:span text:style-name="T9">o</text:span><text:span text:style-name="T9">n</text:span><text:span text:style-name="T9">fe</text:span><text:span text:style-name="T9">r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draw:style-name="gr6" draw:text-style-name="P19" draw:layer="layout" svg:width="7.377cm" svg:height="1.119cm" svg:x="17.018cm" svg:y="1.829cm">
          <draw:text-box>
            <text:p text:style-name="P18"><text:span text:style-name="T28">Co</text:span><text:span text:style-name="T28">nfe</text:span><text:span text:style-name="T28">ren</text:span><text:span text:style-name="T28">ce </text:span><text:span text:style-name="T28">pa</text:span><text:span text:style-name="T28">per</text:span><text:span text:style-name="T28">s</text:span></text:p>
          </draw:text-box>
        </draw:frame>
        <draw:frame draw:style-name="standard" draw:layer="layout" svg:width="12.577cm" svg:height="16.724cm" svg:x="0.619cm" svg:y="2.977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>
              <table:table-cell table:style-name="ce8" table:number-rows-spanned="2">
                <text:p text:style-name="P16"><text:span text:style-name="T6">2019</text:span></text:p>
              </table:table-cell>
              <table:table-cell table:style-name="ce5">
                <text:p text:style-name="P17"><text:span text:style-name="T19">F. Martin; </text:span><text:span text:style-name="T21">In-beam tests of a PET demonstrator (LAPD) for hadrontherapy beam ballistic control: data comparison to Geant4 Monte-Carlo predictions</text:span><text:span text:style-name="T6">; ANIMMA 2019</text:span></text:p>
              </table:table-cell>
            </table:table-row>
            <table:table-row table:style-name="ro8">
              <table:covered-table-cell table:style-name="ce8"/>
              <table:table-cell table:style-name="ce5">
                <text:p text:style-name="P17"><text:span text:style-name="T29">E. Busato;</text:span><text:span text:style-name="T30"> </text:span><text:span text:style-name="T21">Range verification in protontherapy: the LAPD detector and its original approach to in-beam PET ballistic control</text:span><text:span text:style-name="T6">; Rencontres du Vietnam 2019</text:span></text:p>
              </table:table-cell>
            </table:table-row>
            <table:table-row table:style-name="ro8">
              <table:table-cell table:style-name="ce8" table:number-rows-spanned="3">
                <text:p text:style-name="P20"><text:span text:style-name="T31">2017</text:span></text:p>
              </table:table-cell>
              <table:table-cell table:style-name="ce5">
                <text:p text:style-name="P17"><text:span text:style-name="T6">E. Busato; </text:span><text:span text:style-name="T21">Construction and tests of an in-beam PET demonstrator (LAPD) for hadrontherapy beam ballistic control</text:span><text:span text:style-name="T6">; ANIMMA 2017</text:span></text:p>
              </table:table-cell>
            </table:table-row>
            <table:table-row table:style-name="ro6">
              <table:covered-table-cell table:style-name="ce8"/>
              <table:table-cell table:style-name="ce5">
                <text:p text:style-name="P17"><text:span text:style-name="T6">A. Bongrand; </text:span><text:span text:style-name="T21">Construction and first tests of a PET-like detector for Hadrontherapy beam ballistic control</text:span><text:span text:style-name="T6">; RAD 2017</text:span></text:p>
              </table:table-cell>
            </table:table-row>
            <table:table-row table:style-name="ro8">
              <table:covered-table-cell table:style-name="ce8"/>
              <table:table-cell table:style-name="ce5">
                <text:p text:style-name="P17"><text:span text:style-name="T6">A. Bongrand; <text:s/></text:span><text:span text:style-name="T21">Simulation of a PET-like detector for the ballistic control of a Pencil Beam Scanning (PBS) proton beam</text:span><text:span text:style-name="T6">; OpenGate 2017</text:span></text:p>
              </table:table-cell>
            </table:table-row>
            <table:table-row table:style-name="ro7">
              <table:table-cell table:style-name="ce8">
                <text:p text:style-name="P16"><text:span text:style-name="T6">2016</text:span></text:p>
              </table:table-cell>
              <table:table-cell table:style-name="ce5">
                <text:p text:style-name="P17"><text:span text:style-name="T6">G. Montarou; </text:span><text:span text:style-name="T21">Construction and tests of an in-beam PET-like detector for hadrontherapy beam ballistic control</text:span><text:span text:style-name="T6">; VCI Vienna Conference On Instrumentation 2016</text:span></text:p>
              </table:table-cell>
            </table:table-row>
            <table:table-row table:style-name="ro7">
              <table:table-cell table:style-name="ce8">
                <text:p text:style-name="P16"><text:span text:style-name="T6">2015</text:span></text:p>
              </table:table-cell>
              <table:table-cell table:style-name="ce5">
                <text:p text:style-name="P17"><text:span text:style-name="T6">M. Magne; <text:s/></text:span><text:span text:style-name="T21">Analogic Sampling Module (ASM) for sampling at high frequency: application to a prototype of a on-line TEP in hadrontherapy</text:span><text:span text:style-name="T6">; Conference on picosecond photon sensors Prague 201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19" draw:layer="layout" svg:width="7.377cm" svg:height="1.119cm" svg:x="4.307cm" svg:y="1.837cm">
          <draw:text-box>
            <text:p text:style-name="P18"><text:span text:style-name="T28">Pr</text:span><text:span text:style-name="T28">ese</text:span><text:span text:style-name="T28">nta</text:span><text:span text:style-name="T28">tio</text:span><text:span text:style-name="T28">ns</text:span></text:p>
          </draw:text-box>
        </draw:frame>
        <draw:frame draw:style-name="gr6" draw:text-style-name="P22" draw:layer="layout" svg:width="12.846cm" svg:height="1.497cm" svg:x="1.162cm" svg:y="19.612cm">
          <draw:text-box>
            <text:p text:style-name="P21"><text:span text:style-name="T13">+ </text:span><text:span text:style-name="T13">seve</text:span><text:span text:style-name="T13">ral </text:span><text:span text:style-name="T13">othe</text:span><text:span text:style-name="T13">r </text:span><text:span text:style-name="T13">pres</text:span><text:span text:style-name="T13">enta</text:span><text:span text:style-name="T13">tions </text:span><text:span text:style-name="T13">in </text:span><text:span text:style-name="T13">work</text:span><text:span text:style-name="T13">shop</text:span><text:span text:style-name="T13">s, </text:span><text:span text:style-name="T13">colla</text:span><text:span text:style-name="T13">bora</text:span><text:span text:style-name="T13">tion </text:span><text:span text:style-name="T13">meet</text:span><text:span text:style-name="T13">ings, </text:span><text:span text:style-name="T13">insti</text:span><text:span text:style-name="T13">tute </text:span><text:span text:style-name="T13">meet</text:span><text:span text:style-name="T13">ings, </text:span><text:span text:style-name="T13">...</text:span></text:p>
          </draw:text-box>
        </draw:frame>
        <draw:frame draw:style-name="standard" draw:layer="layout" svg:width="6.746cm" svg:height="1.635cm" svg:x="20.602cm" svg:y="0.056cm">
          <table:table table:template-name="default" table:use-first-row-styles="true" table:use-banding-rows-styles="true">
            <table:table-column table:style-name="co10"/>
            <table:table-row table:style-name="ro9">
              <table:table-cell table:style-name="ce9">
                <text:p><text:span text:style-name="T17">LPC</text:span></text:p>
              </table:table-cell>
            </table:table-row>
            <table:table-row table:style-name="ro9">
              <table:table-cell table:style-name="ce10">
                <text:p><text:span text:style-name="T17">LPC + external colleague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29cm" svg:height="2.385cm" svg:x="-0.029cm" svg:y="-0.147cm" presentation:class="title" presentation:user-transformed="true">
          <draw:text-box>
            <text:p text:style-name="P1"><text:span text:style-name="T1"><text:s/></text:span></text:p>
          </draw:text-box>
        </draw:frame>
        <draw:frame presentation:style-name="pr2" draw:text-style-name="P23" draw:layer="layout" svg:width="23.674cm" svg:height="4.565cm" svg:x="0.456cm" svg:y="-1.282cm">
          <draw:text-box>
            <text:p text:style-name="P1"><text:span text:style-name="T1">P</text:span><text:span text:style-name="T1">h</text:span><text:span text:style-name="T1">D</text:span><text:span text:style-name="T1"> </text:span><text:span text:style-name="T1">t</text:span><text:span text:style-name="T1">h</text:span><text:span text:style-name="T1">e</text:span><text:span text:style-name="T1">s</text:span><text:span text:style-name="T1">i</text:span><text:span text:style-name="T1">s </text:span><text:span text:style-name="T1">&amp;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s</text:span><text:span text:style-name="T1">h</text:span><text:span text:style-name="T1">i</text:span><text:span text:style-name="T1">p</text:span><text:span text:style-name="T1">s</text:span></text:p>
          </draw:text-box>
        </draw:frame>
        <draw:frame draw:style-name="gr1" draw:text-style-name="P24" draw:layer="layout" svg:width="11.043cm" svg:height="6.775cm" svg:x="2.419cm" svg:y="14.116cm">
          <draw:text-box>
            <text:p><text:span text:style-name="T2"/></text:p>
            <text:p><text:span text:style-name="T2"><text:s/></text:span></text:p>
          </draw:text-box>
        </draw:frame>
        <draw:frame draw:style-name="gr2" draw:text-style-name="P8" draw:layer="layout" svg:width="24.2cm" svg:height="3.047cm" svg:x="1.962cm" svg:y="3.697cm">
          <draw:text-box>
            <text:p text:style-name="P7"><text:span text:style-name="T3">Ph</text:span><text:span text:style-name="T3">Ds </text:span><text:span text:style-name="T3">: </text:span><text:span text:style-name="T3">Ba</text:span><text:span text:style-name="T3">pti</text:span><text:span text:style-name="T3">ste</text:span><text:span text:style-name="T3">, </text:span><text:span text:style-name="T3">Loi</text:span><text:span text:style-name="T3">c, </text:span><text:span text:style-name="T3">Ar</text:span><text:span text:style-name="T3">na</text:span><text:span text:style-name="T3">ud, </text:span><text:span text:style-name="T3">Art</text:span><text:span text:style-name="T3">hu</text:span><text:span text:style-name="T3">r</text:span></text:p>
            <text:p text:style-name="P7"><text:span text:style-name="T3"/></text:p>
            <text:p text:style-name="P7"><text:span text:style-name="T3">Int</text:span><text:span text:style-name="T3">er</text:span><text:span text:style-name="T3">ns</text:span><text:span text:style-name="T3">hip</text:span><text:span text:style-name="T3">s : </text:span><text:span text:style-name="T3">G. </text:span><text:span text:style-name="T3">Be</text:span><text:span text:style-name="T3">rn</text:span><text:span text:style-name="T3">ar</text:span><text:span text:style-name="T3">d, </text:span><text:span text:style-name="T3">V. </text:span><text:span text:style-name="T3">Ke</text:span><text:span text:style-name="T3">dyc</text:span><text:span text:style-name="T3">h, </text:span><text:span text:style-name="T3">N. </text:span><text:span text:style-name="T3">Fis</text:span><text:span text:style-name="T3">ich</text:span><text:span text:style-name="T3">ell</text:span><text:span text:style-name="T3">a, </text:span><text:span text:style-name="T3">S. </text:span><text:span text:style-name="T3">Me</text:span><text:span text:style-name="T3">yni</text:span><text:span text:style-name="T3">er, </text:span><text:span text:style-name="T3">A. </text:span><text:span text:style-name="T3">Da </text:span><text:span text:style-name="T3">Fo</text:span><text:span text:style-name="T3">ns</text:span><text:span text:style-name="T3">eca</text:span><text:span text:style-name="T3">, 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09-25T09:54:57.309864204</dc:date>
    <meta:editing-duration>P61DT9M17S</meta:editing-duration>
    <meta:editing-cycles>1524</meta:editing-cycles>
    <meta:generator>LibreOffice/6.0.7.3$Linux_X86_64 LibreOffice_project/00m0$Build-3</meta:generator>
    <meta:print-date>2017-05-02T20:57:57.631288298</meta:print-date>
    <meta:document-statistic meta:object-count="52"/>
  </office:meta>
</office:document-meta>
</file>